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Arial, Helvetica, sans-serif"/>
    <style:font-face style:name="Lohit Devanagari1" svg:font-family="'Lohit Devanagari'"/>
    <style:font-face style:name="Roboto" svg:font-family="Roboto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125cm" style:rel-column-width="8191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H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af135" officeooo:paragraph-rsid="001af135"/>
    </style:style>
    <style:style style:name="P2" style:family="paragraph" style:parent-style-name="Standard">
      <style:text-properties officeooo:rsid="001af135" officeooo:paragraph-rsid="001cd974"/>
    </style:style>
    <style:style style:name="P3" style:family="paragraph" style:parent-style-name="Standard">
      <style:text-properties officeooo:paragraph-rsid="001cd974"/>
    </style:style>
    <style:style style:name="P4" style:family="paragraph" style:parent-style-name="Standard">
      <style:text-properties officeooo:rsid="001cd974" officeooo:paragraph-rsid="001cd974"/>
    </style:style>
    <style:style style:name="P5" style:family="paragraph" style:parent-style-name="Standard">
      <style:text-properties officeooo:rsid="001df298" officeooo:paragraph-rsid="001df298"/>
    </style:style>
    <style:style style:name="P6" style:family="paragraph" style:parent-style-name="Text_20_body">
      <style:paragraph-properties fo:margin-left="1.058cm" fo:margin-right="0cm" fo:margin-top="0cm" fo:margin-bottom="0.212cm" loext:contextual-spacing="false" fo:text-indent="0cm" style:auto-text-indent="false"/>
    </style:style>
    <style:style style:name="P7" style:family="paragraph" style:parent-style-name="Text_20_body">
      <style:paragraph-properties fo:margin-left="1.058cm" fo:margin-right="0cm" fo:margin-top="0cm" fo:margin-bottom="0.212cm" loext:contextual-spacing="false" fo:text-indent="0cm" style:auto-text-indent="false"/>
      <style:text-properties officeooo:paragraph-rsid="0018b641"/>
    </style:style>
    <style:style style:name="P8" style:family="paragraph" style:parent-style-name="Table_20_Contents">
      <style:text-properties officeooo:rsid="0018b641" officeooo:paragraph-rsid="0018b641"/>
    </style:style>
    <style:style style:name="P9" style:family="paragraph" style:parent-style-name="Table_20_Contents">
      <style:text-properties officeooo:rsid="0018b641" officeooo:paragraph-rsid="0018e7b0"/>
    </style:style>
    <style:style style:name="P10" style:family="paragraph" style:parent-style-name="Table_20_Contents">
      <style:text-properties officeooo:rsid="0018e7b0" officeooo:paragraph-rsid="0018e7b0"/>
    </style:style>
    <style:style style:name="P11" style:family="paragraph" style:parent-style-name="Table_20_Contents">
      <style:text-properties officeooo:rsid="001a08cd" officeooo:paragraph-rsid="001a08cd"/>
    </style:style>
    <style:style style:name="P12" style:family="paragraph" style:parent-style-name="Table_20_Contents">
      <style:text-properties officeooo:rsid="001af135" officeooo:paragraph-rsid="001af135"/>
    </style:style>
    <style:style style:name="P13" style:family="paragraph" style:parent-style-name="Heading_20_3">
      <style:paragraph-properties fo:margin-left="1.058cm" fo:margin-right="0cm" fo:margin-top="0cm" fo:margin-bottom="0cm" loext:contextual-spacing="false" style:line-height-at-least="0.529cm" fo:orphans="2" fo:widows="2" fo:text-indent="0cm" style:auto-text-indent="false"/>
      <style:text-properties fo:font-variant="normal" fo:text-transform="none" fo:color="#17394d" style:font-name="Helvetica Neue" fo:font-size="12pt" fo:letter-spacing="normal" fo:font-style="normal" loext:padding="0cm" loext:border="none"/>
    </style:style>
    <style:style style:name="T1" style:family="text">
      <style:text-properties fo:font-variant="normal" fo:text-transform="none" fo:color="#000000" style:font-name="Verdana" fo:font-size="8.25pt" fo:letter-spacing="normal" fo:font-style="normal"/>
    </style:style>
    <style:style style:name="T2" style:family="text">
      <style:text-properties fo:font-variant="normal" fo:text-transform="none" fo:color="#000000" style:font-name="Verdana" fo:font-size="8.25pt" fo:letter-spacing="normal" fo:font-style="normal" fo:font-weight="normal"/>
    </style:style>
    <style:style style:name="T3" style:family="text">
      <style:text-properties officeooo:rsid="0018e7b0"/>
    </style:style>
    <style:style style:name="T4" style:family="text">
      <style:text-properties officeooo:rsid="001a08cd"/>
    </style:style>
    <style:style style:name="T5" style:family="text">
      <style:text-properties officeooo:rsid="001af135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cd974"/>
    </style:style>
    <style:style style:name="T8" style:family="text">
      <style:text-properties officeooo:rsid="001cd97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BUSCAR AL MENOS 5 EMPRESAS EN INTERNET QUE OFREZCAN SERVICIOS DE HOSTING (UNA AL MENOS PARA CADA TIPO DE HOSTING) - VER APARTADO 1.3.5</text:p>
      <text:p text:style-name="P7">1) REALIZAR UNA TABLA Y ANOTAR SERVICIOS Y RECURSOS QUE OFRECEN (EJ: PANEL DE CONTROL, CORREO, DOMINIOS ALTERNATIVOS, LENGUAJES, BASES DE DATOS, ACCESO SSH, VPS, …)</text:p>
      <text:p text:style-name="P7"/>
      <table:table table:name="Tabla1" table:style-name="Tabla1">
        <table:table-column table:style-name="Tabla1.A" table:number-columns-repeated="8"/>
        <table:table-row>
          <table:table-cell table:style-name="Tabla1.A1" office:value-type="string">
            <text:p text:style-name="Table_20_Contents">Alojamiento gratuito</text:p>
          </table:table-cell>
          <table:table-cell table:style-name="Tabla1.A1" office:value-type="string">
            <text:p text:style-name="P8">0€</text:p>
          </table:table-cell>
          <table:table-cell table:style-name="Tabla1.A1" office:value-type="string">
            <text:p text:style-name="P8">15 MB</text:p>
            <text:p text:style-name="P8"><text:span text:style-name="T2"/></text:p>
          </table:table-cell>
          <table:table-cell table:style-name="Tabla1.A1" office:value-type="string">
            <text:p text:style-name="Table_20_Contents">2,5 GB mensuales de transferencia</text:p>
          </table:table-cell>
          <table:table-cell table:style-name="Tabla1.A1" office:value-type="string">
            <text:p text:style-name="P9"><text:span text:style-name="T2">http://</text:span><text:span text:style-name="Strong_20_Emphasis"><text:span text:style-name="T1">nombre</text:span></text:span><text:span text:style-name="T2">.galeon.com </text:span></text:p>
            <text:p text:style-name="P9"><text:span text:style-name="T2"><text:s/>http://www.galeon.com/</text:span><text:span text:style-name="Strong_20_Emphasis"><text:span text:style-name="T1">nombre</text:span></text:span><text:span text:style-name="T2">/.</text:span></text:p>
          </table:table-cell>
          <table:table-cell table:style-name="Tabla1.A1" office:value-type="string">
            <text:p text:style-name="Table_20_Contents">Cuenta de e-mail:</text:p>
            <text:p text:style-name="Table_20_Contents">nombredeusuario@galeon.com.</text:p>
          </table:table-cell>
          <table:table-cell table:style-name="Tabla1.A1" office:value-type="string">
            <text:p text:style-name="Table_20_Contents"/>
          </table:table-cell>
          <table:table-cell table:style-name="Tabla1.H1" office:value-type="string">
            <text:p text:style-name="P10">GALEON</text:p>
          </table:table-cell>
        </table:table-row>
        <table:table-row>
          <table:table-cell table:style-name="Tabla1.A2" office:value-type="string">
            <text:p text:style-name="Table_20_Contents">Alojamiento compartido</text:p>
          </table:table-cell>
          <table:table-cell table:style-name="Tabla1.A2" office:value-type="string">
            <text:p text:style-name="P10">Desde 5€/mes hasta 50€/ mes</text:p>
          </table:table-cell>
          <table:table-cell table:style-name="Tabla1.A2" office:value-type="string">
            <text:p text:style-name="Table_20_Contents">5 GB de espacio SSD <text:span text:style-name="T3">hasta 50 GB</text:span></text:p>
          </table:table-cell>
          <table:table-cell table:style-name="Tabla1.A2" office:value-type="string">
            <text:p text:style-name="Table_20_Contents"><text:span text:style-name="T3">100 a </text:span>1000 GB de transferencia</text:p>
          </table:table-cell>
          <table:table-cell table:style-name="Tabla1.A2" office:value-type="string">
            <text:p text:style-name="P10"><text:span text:style-name="T4">5 d</text:span>ominio<text:span text:style-name="T4">s</text:span> </text:p>
          </table:table-cell>
          <table:table-cell table:style-name="Tabla1.A2" office:value-type="string">
            <text:p text:style-name="Table_20_Contents"><text:span text:style-name="T3">De 5 a </text:span>100 cuentas de correo de 5 GB</text:p>
          </table:table-cell>
          <table:table-cell table:style-name="Tabla1.A2" office:value-type="string">
            <text:p text:style-name="Table_20_Contents"><text:span text:style-name="T3">De 512 a </text:span>2560 MB de bases de datos MariaDB 10.1.26</text:p>
          </table:table-cell>
          <table:table-cell table:style-name="Tabla1.H2" office:value-type="string">
            <text:p text:style-name="P10">CDMON</text:p>
            <text:p text:style-name="P10"/>
            <text:p text:style-name="P10">(SSL Let's Encrypt incluido)</text:p>
          </table:table-cell>
        </table:table-row>
        <table:table-row>
          <table:table-cell table:style-name="Tabla1.A2" office:value-type="string">
            <text:p text:style-name="Table_20_Contents">Servidores virtuales</text:p>
          </table:table-cell>
          <table:table-cell table:style-name="Tabla1.A2" office:value-type="string">
            <text:p text:style-name="P11">Desde 8 a 40€/mes</text:p>
          </table:table-cell>
          <table:table-cell table:style-name="Tabla1.A2" office:value-type="string">
            <text:p text:style-name="P11">Desde Ram1GB a 8GB</text:p>
            <text:p text:style-name="P11">y SSD 5A 100GB</text:p>
          </table:table-cell>
          <table:table-cell table:style-name="Tabla1.A2" office:value-type="string">
            <text:p text:style-name="P11">Transferencia ilimitada</text:p>
          </table:table-cell>
          <table:table-cell table:style-name="Tabla1.A2" office:value-type="string">
            <text:p text:style-name="Table_20_Contents">Incluído 10 dominios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Centro de Procesamiento de Datos (CPD) propio </text:p>
          </table:table-cell>
          <table:table-cell table:style-name="Tabla1.H2" office:value-type="string">
            <text:p text:style-name="P11">ARXANET</text:p>
          </table:table-cell>
        </table:table-row>
        <table:table-row>
          <table:table-cell table:style-name="Tabla1.A2" office:value-type="string">
            <text:p text:style-name="Table_20_Contents">Servidores dedicados</text:p>
          </table:table-cell>
          <table:table-cell table:style-name="Tabla1.A2" office:value-type="string">
            <text:p text:style-name="P11">Desde 100 a 400€/mes despues de promocion</text:p>
          </table:table-cell>
          <table:table-cell table:style-name="Tabla1.A2" office:value-type="string">
            <text:p text:style-name="P11">Hasta:</text:p>
            <text:p text:style-name="P11">-RAM 128GB</text:p>
            <text:p text:style-name="P11">-Disco duro 2 x 1TB SATA</text:p>
            <text:p text:style-name="P11">- Disco SSD opcional 400 y 800 GB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>Alojamiento de dominios adicionales</text:p>
          </table:table-cell>
          <table:table-cell table:style-name="Tabla1.A2" office:value-type="string">
            <text:p text:style-name="Table_20_Contents">100 <text:span text:style-name="T5">emails</text:span></text:p>
            <text:p text:style-name="Table_20_Contents">Espacio de correo<text:tab/>200 GB</text:p>
          </table:table-cell>
          <table:table-cell table:style-name="Tabla1.A2" office:value-type="string">
            <text:p text:style-name="Table_20_Contents">MS SQL Server Web Edition<text:tab/>160 €/mes</text:p>
          </table:table-cell>
          <table:table-cell table:style-name="Tabla1.H2" office:value-type="string">
            <text:p text:style-name="P12">HOSTALIA</text:p>
          </table:table-cell>
        </table:table-row>
        <table:table-row>
          <table:table-cell table:style-name="Tabla1.A2" office:value-type="string">
            <text:p text:style-name="Table_20_Contents">Alojamiento web en la nube </text:p>
          </table:table-cell>
          <table:table-cell table:style-name="Tabla1.A2" office:value-type="string">
            <text:p text:style-name="P12">Desde 10 €/mes por usuario</text:p>
          </table:table-cell>
          <table:table-cell table:style-name="Tabla1.A2" office:value-type="string">
            <text:p text:style-name="P12">Ilimitado</text:p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A2" office:value-type="string">
            <text:p text:style-name="Table_20_Contents"/>
          </table:table-cell>
          <table:table-cell table:style-name="Tabla1.H2" office:value-type="string">
            <text:p text:style-name="P12">DROPBOX</text:p>
          </table:table-cell>
        </table:table-row>
      </table:table>
      <text:p text:style-name="P7"><text:line-break/>2) ANOTAR DEL COSTE DE CADA UNA. ¿QUE SERVICIOS GRATUITOS OFRECEN?<text:line-break/>3) VENTAJAS E INCONVENIENTES</text:p>
      <text:h text:style-name="P13" text:outline-level="3"/>
      <text:p text:style-name="Standard">Alojamiento gratuito: </text:p>
      <text:p text:style-name="P1">Ventajas: </text:p>
      <text:p text:style-name="P1"><text:span text:style-name="T7">G</text:span><text:span text:style-name="T6">ratis</text:span>: estos hosting te ofrecen un espacio gratuito donde poder subir la web</text:p>
      <text:p text:style-name="P1">Inconvenientes: </text:p>
      <text:p text:style-name="P1">Sin garantía: al ser un hosting gratuito no podemos exigir que funcione al 100% todos los días.</text:p>
      <text:p text:style-name="P1"><text:soft-page-break/>Copias de Seguridad: los <text:s/>hosting gratuitos no te ofrecen copias de seguridad, por lo que se deben de realizar manualmente.</text:p>
      <text:p text:style-name="P1">Software: no podemos pedir que el software del servidor donde tenemos la web esté actualizado a las últimas versiones de software.</text:p>
      <text:p text:style-name="P1">Soporte: no existe. Si quieres tener una empresa que te brinde soporte técnico para cualquier tipo de cuestión tendrás que contratar un hosting de pago.</text:p>
      <text:p text:style-name="P1">Publicidad: al ser gratuito, añaden publicidad en tu página web (no todos). No se puede controlar el tipo de publicidad que aparecerá ni el tamaño o la posición que ocuparán.</text:p>
      <text:p text:style-name="P1"/>
      <text:p text:style-name="P1"/>
      <text:p text:style-name="Standard">Alojamiento compartido:</text:p>
      <text:p text:style-name="P2">Ventajas: </text:p>
      <text:p text:style-name="P2"><text:span text:style-name="T8">Económicos. </text:span></text:p>
      <text:p text:style-name="P2"><text:span text:style-name="T8">Servicios adaptables a la necesidad y precio.</text:span></text:p>
      <text:p text:style-name="P2">Son multidominios</text:p>
      <text:p text:style-name="P2">Soporte técnico</text:p>
      <text:p text:style-name="P2"/>
      <text:p text:style-name="P2">Inconvenientes:</text:p>
      <text:p text:style-name="P2">Software y hardware compartido</text:p>
      <text:p text:style-name="P4">Fallo de seguridad.</text:p>
      <text:p text:style-name="P4">Exceso de consumo o malas intenciones por parte de otros usuarios</text:p>
      <text:p text:style-name="P2"/>
      <text:p text:style-name="Standard">Servidores virtuales</text:p>
      <text:p text:style-name="P2">Ventajas:</text:p>
      <text:p text:style-name="P4">Economicos.</text:p>
      <text:p text:style-name="P4"/>
      <text:p text:style-name="P2">Inconvenientes:</text:p>
      <text:p text:style-name="P2">Seguridad. </text:p>
      <text:p text:style-name="P2"><text:span text:style-name="T8">E</text:span>l servidor virtual puede estar en el mismo servidor físico que otra empresa.</text:p>
      <text:p text:style-name="P2"/>
      <text:p text:style-name="P2"/>
      <text:p text:style-name="Standard">Servidores dedicados</text:p>
      <text:p text:style-name="P2">Ventajas:</text:p>
      <text:p text:style-name="P5">Ofrecen el mejor servicio. </text:p>
      <text:p text:style-name="P5"/>
      <text:p text:style-name="P2">Inconvenientes:</text:p>
      <text:p text:style-name="P5">Precio desorbitado.</text:p>
      <text:p text:style-name="P2"/>
      <text:p text:style-name="P3">Alojamiento web en la nube</text:p>
      <text:p text:style-name="P2">Ventajas:</text:p>
      <text:p text:style-name="P5">Dispones de mayor espacio accesible desde otros dispositivos vinculados.</text:p>
      <text:p text:style-name="P2"/>
      <text:p text:style-name="P2">Inconvenientes:</text:p>
      <text:p text:style-name="P5">Solo pueden ser usados como unidades de almacenamien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Arial, Helvetica, sans-serif"/>
    <style:font-face style:name="Lohit Devanagari1" svg:font-family="'Lohit Devanagari'"/>
    <style:font-face style:name="Roboto" svg:font-family="Roboto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09:43:13.611617299</meta:creation-date>
    <dc:date>2018-10-21T10:34:45.393568873</dc:date>
    <meta:editing-duration>PT9M23S</meta:editing-duration>
    <meta:editing-cycles>3</meta:editing-cycles>
    <meta:generator>LibreOffice/6.0.6.2$Linux_X86_64 LibreOffice_project/00m0$Build-2</meta:generator>
    <meta:document-statistic meta:table-count="1" meta:image-count="0" meta:object-count="0" meta:page-count="2" meta:paragraph-count="79" meta:word-count="432" meta:character-count="2740" meta:non-whitespace-character-count="2373"/>
  </office:meta>
</office:document-meta>
</file>